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ef2" officeooo:paragraph-rsid="0012aef2"/>
    </style:style>
    <style:style style:name="P2" style:family="paragraph" style:parent-style-name="Standard">
      <style:paragraph-properties fo:break-before="page"/>
      <style:text-properties officeooo:rsid="0012aef2" officeooo:paragraph-rsid="0012aef2"/>
    </style:style>
    <style:style style:name="P3" style:family="paragraph" style:parent-style-name="Standard">
      <style:paragraph-properties fo:margin-left="1.251cm" fo:margin-right="0cm" fo:text-indent="0cm" style:auto-text-indent="false"/>
      <style:text-properties officeooo:rsid="0012aef2" officeooo:paragraph-rsid="0012aef2"/>
    </style:style>
    <style:style style:name="P4" style:family="paragraph" style:parent-style-name="Standard">
      <style:text-properties officeooo:rsid="0012aef2" officeooo:paragraph-rsid="00155c8f"/>
    </style:style>
    <style:style style:name="P5" style:family="paragraph" style:parent-style-name="Standard">
      <style:paragraph-properties fo:margin-left="1.251cm" fo:margin-right="0cm" fo:text-indent="0cm" style:auto-text-indent="false"/>
      <style:text-properties officeooo:rsid="0012aef2" officeooo:paragraph-rsid="00155c8f"/>
    </style:style>
    <style:style style:name="P6" style:family="paragraph" style:parent-style-name="Standard">
      <style:text-properties officeooo:rsid="00141ae5" officeooo:paragraph-rsid="00141ae5"/>
    </style:style>
    <style:style style:name="P7" style:family="paragraph" style:parent-style-name="Standard">
      <style:text-properties style:text-underline-style="solid" style:text-underline-width="auto" style:text-underline-color="font-color" officeooo:rsid="00141ae5" officeooo:paragraph-rsid="00141ae5"/>
    </style:style>
    <style:style style:name="P8" style:family="paragraph" style:parent-style-name="Standard">
      <style:text-properties officeooo:rsid="00155c8f" officeooo:paragraph-rsid="00155c8f"/>
    </style:style>
    <style:style style:name="P9" style:family="paragraph" style:parent-style-name="Standard">
      <style:text-properties officeooo:rsid="00155c8f" officeooo:paragraph-rsid="00155c8f"/>
    </style:style>
    <style:style style:name="T1" style:family="text">
      <style:text-properties officeooo:rsid="0012aef2"/>
    </style:style>
    <style:style style:name="T2" style:family="text">
      <style:text-properties officeooo:rsid="00141ae5"/>
    </style:style>
    <style:style style:name="T3" style:family="text">
      <style:text-properties fo:background-color="#ffff99" loext:char-shading-value="0"/>
    </style:style>
    <style:style style:name="T4" style:family="text">
      <style:text-properties officeooo:rsid="0012aef2" fo:background-color="#ffff99" loext:char-shading-value="0"/>
    </style:style>
    <style:style style:name="T5" style:family="text">
      <style:text-properties fo:background-color="#99ff99" loext:char-shading-value="0"/>
    </style:style>
    <style:style style:name="T6" style:family="text">
      <style:text-properties officeooo:rsid="0012aef2" fo:background-color="#99ff99" loext:char-shading-value="0"/>
    </style:style>
    <style:style style:name="T7" style:family="text">
      <style:text-properties fo:background-color="#ff99ff" loext:char-shading-value="0"/>
    </style:style>
    <style:style style:name="T8" style:family="text">
      <style:text-properties officeooo:rsid="0012aef2" fo:background-color="#ff99ff" loext:char-shading-value="0"/>
    </style:style>
    <style:style style:name="T9" style:family="text">
      <style:text-properties fo:background-color="#66ffff" loext:char-shading-value="0"/>
    </style:style>
    <style:style style:name="T10" style:family="text">
      <style:text-properties officeooo:rsid="0012aef2" fo:background-color="#66ffff" loext:char-shading-value="0"/>
    </style:style>
    <style:style style:name="T11" style:family="text">
      <style:text-properties fo:background-color="#99ccff" loext:char-shading-value="0"/>
    </style:style>
    <style:style style:name="T12" style:family="text">
      <style:text-properties officeooo:rsid="0012aef2" fo:background-color="#99ccff" loext:char-shading-value="0"/>
    </style:style>
    <style:style style:name="T13" style:family="text">
      <style:text-properties fo:background-color="#ffcc99" loext:char-shading-value="0"/>
    </style:style>
    <style:style style:name="T14" style:family="text">
      <style:text-properties officeooo:rsid="0012aef2" fo:background-color="#ffcc99" loext:char-shading-value="0"/>
    </style:style>
    <style:style style:name="T15" style:family="text">
      <style:text-properties officeooo:rsid="00141ae5" fo:background-color="#ffcc99" loext:char-shading-value="0"/>
    </style:style>
    <style:style style:name="T16" style:family="text">
      <style:text-properties officeooo:rsid="00155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race Messaging Facility -<text:span text:style-name="T16">Version 2</text:span></text:p>
      <text:p text:style-name="P6"/>
      <text:p text:style-name="P1">There are two reasons for trace info:</text:p>
      <text:p text:style-name="P1">-status reporting during normal operation</text:p>
      <text:p text:style-name="P1">-debug tracepoints when troubleshooting unexpected program flow or data values</text:p>
      <text:p text:style-name="P1"/>
      <text:p text:style-name="P1">There are two parts to the generation of traces:</text:p>
      <text:p text:style-name="P1"/>
      <text:p text:style-name="P1">1) <text:span text:style-name="T2">T</text:span>race commands embedded in the software at strategic places that indicates that a message should be generated if execution gets to this point, and provide the data that goes into the message</text:p>
      <text:p text:style-name="P1"/>
      <text:p text:style-name="P1">2) <text:span text:style-name="T2">A</text:span> trace message generation routine (which the trace command calls) that generates the message based on the information in the trace command, and dynamic configuration information stored in a table. This table can be displayed and overwritten by MQTT commands so that tracing can be changed on the fly</text:p>
      <text:p text:style-name="P1"/>
      <text:p text:style-name="P1">Tracepoint information in the trace statement embedded in the code includes <text:span text:style-name="T16">the following. Note that various techniques can be used to streamline the trace calling process, and this, and other information may not be explicitly in the trace statement.</text:span></text:p>
      <text:p text:style-name="P1"/>
      <text:p text:style-name="P1">- <text:span text:style-name="T16">string containing the function name</text:span></text:p>
      <text:p text:style-name="P1">- <text:span text:style-name="T16">trace type:</text:span></text:p>
      <text:p text:style-name="P1"><text:s text:c="6"/><text:span text:style-name="T16">H: high level status/info</text:span></text:p>
      <text:p text:style-name="P1"><text:s text:c="6"/><text:span text:style-name="T16">M: </text:span>medium level <text:span text:style-name="T16">status/info</text:span></text:p>
      <text:p text:style-name="P4"><text:s text:c="6"/><text:span text:style-name="T16">L:</text:span> low level <text:span text:style-name="T16">status/info</text:span></text:p>
      <text:p text:style-name="P4"><text:s text:c="6"/><text:span text:style-name="T16">W: warning on unexpected but tolerable condition</text:span></text:p>
      <text:p text:style-name="P4"><text:s text:c="7"/><text:span text:style-name="T16">E: serious exception has occurred, preventing normal operation</text:span></text:p>
      <text:p text:style-name="P1">- optional text string providing data label or situation description</text:p>
      <text:p text:style-name="P1">- optional variable name for data to be provided with the trace</text:p>
      <text:p text:style-name="P1"/>
      <text:p text:style-name="P1"><text:span text:style-name="T16">Dynamic t</text:span>race processing controls are all <text:span text:style-name="T16">stored</text:span> in one table, writable via MQTT. </text:p>
      <text:p text:style-name="P1">- where trace output goes to:</text:p>
      <text:p text:style-name="P1"><text:s text:c="5"/>- <text:s/>serial monitor <text:span text:style-name="T16">(enabled by bit 0 = decimal 1 = symbol t$SM)</text:span></text:p>
      <text:p text:style-name="P1"><text:s text:c="5"/>- <text:s/>MQTT topic <text:span text:style-name="T16">(enabled by bit 1 = decimal 2 = symbol t$MQ)</text:span></text:p>
      <text:p text:style-name="P1"><text:s text:c="5"/>- <text:s/>both <text:span text:style-name="T16">(enabled by t$SM + t$MQ )</text:span></text:p>
      <text:p text:style-name="P1">- <text:span text:style-name="T16">Global default trace enabling for the 5 trace types</text:span></text:p>
      <text:p text:style-name="P8"><text:s text:c="6"/>- example: enable error and warning traces are enabled everywhere</text:p>
      <text:p text:style-name="P4">-<text:span text:style-name="T16">Individual trace enables for each routine, for all 5 trace levels</text:span></text:p>
      <text:p text:style-name="P1"><text:s text:c="5"/>- <text:span text:style-name="T16">these are additive: a trace is generated if either the global enables, or the routine’s enables allow it</text:span></text:p>
      <text:p text:style-name="P1"><text:s text:c="10"/><text:span text:style-name="T16">example: for the routine analyseTiltAngle(), enable error, warning, and low level info traces</text:span></text:p>
      <text:p text:style-name="P1"/>
      <text:p text:style-name="P8">The 5 types of tracing are represented by binary bits</text:p>
      <text:p text:style-name="P8"><text:s text:c="4"/>H = bit 0 = decimal 1 = symbol t$H</text:p>
      <text:p text:style-name="P8"><text:s text:c="4"/>M = bit 1 = decimal 2 = symbol t$M</text:p>
      <text:p text:style-name="P8"><text:s text:c="4"/>L <text:s/>= bit 2 = decimal 4 = symbol t$L</text:p>
      <text:p text:style-name="P8"><text:s text:c="4"/>W = bit 3 = decimal 8 = symbol t$W</text:p>
      <text:p text:style-name="P8"><text:s text:c="4"/>E <text:s/>= bit 4 = decimal 16 = symbol t$E</text:p>
      <text:p text:style-name="P1"/>
      <text:p text:style-name="P1"/>
      <text:p text:style-name="P1"><text:soft-page-break/></text:p>
      <text:p text:style-name="P2"><text:span text:style-name="T16">The dynamic data</text:span> structure <text:span text:style-name="T16">that controls </text:span>trace enabling <text:span text:style-name="T16">is called $traceTab. It is set up to default values at compile time, but can be overwritten at run time by an MQTT command.</text:span></text:p>
      <text:p text:style-name="P1"/>
      <text:p text:style-name="P1"><text:span text:style-name="T16">T</text:span>able entries 1 and 2 are special purpose and control global enables and trace message routing respectively. Keeping this info in the table makes it dynamically changeable via a simple MQTT command. Thus tracepoint numbering starts at 3.</text:p>
      <text:p text:style-name="P1"/>
      <text:p text:style-name="P1"><text:span text:style-name="T16">$traceTab[1]</text:span> is global enables, with individual bits. If <text:span text:style-name="T16">particular trace is to be enabled globally, the corresponding bit is set in this entry. If the bit is zero, the trace is disabled by default, but can be enabled at the routine level. An example value would be</text:span></text:p>
      <text:p text:style-name="P1"><text:s text:c="5"/><text:span text:style-name="T16">$traceTab[1] = t$E + t$W <text:s text:c="5"/>// globally enable error and warning traces</text:span></text:p>
      <text:p text:style-name="P1"/>
      <text:p text:style-name="P4"><text:span text:style-name="T16">$traceTab[2]</text:span> </text:p>
      <text:p text:style-name="P3"/>
      <text:p text:style-name="P4">- where trace output goes to:</text:p>
      <text:p text:style-name="P4"><text:s text:c="5"/>- <text:s/>serial monitor <text:span text:style-name="T16">(enabled by bit 0 = decimal 1 = symbol t$SM)</text:span></text:p>
      <text:p text:style-name="P4"><text:s text:c="5"/>- <text:s/>MQTT topic <text:span text:style-name="T16">(enabled by bit 1 = decimal 2 = symbol t$MQ)</text:span></text:p>
      <text:p text:style-name="P4"><text:s text:c="5"/>- <text:s/>both <text:span text:style-name="T16">(enabled by t$SM + t$MQ )</text:span></text:p>
      <text:p text:style-name="P4">- Entry 2 controls where the trace messages go:</text:p>
      <text:p text:style-name="P5">- Bit1: messages go to serial monitor</text:p>
      <text:p text:style-name="P5">- Bit2: messages go to a MQTT topic</text:p>
      <text:p text:style-name="P4"><text:s text:c="2"/>(you can set both Bit1 and Bit2 at the same time)</text:p>
      <text:p text:style-name="P1"/>
      <text:p text:style-name="P1">- Entry number n controls trace messages <text:span text:style-name="T2">for </text:span>traces with n as their numeric identifier. n starts at 3.</text:p>
      <text:p text:style-name="P1">- same bit definitions, applied to traces within the specified function, i.e. with the name numeric identifier</text:p>
      <text:p text:style-name="P1"/>
      <text:p text:style-name="P1">The generated trace message looks like this:</text:p>
      <text:p text:style-name="P1"/>
      <text:p text:style-name="P1"><text:span text:style-name="T3">&lt;type&gt;</text:span> <text:span text:style-name="T5">&lt;function-name&gt;</text:span>&lt;<text:span text:style-name="T7">trace-sub-ID</text:span>&gt;(&lt;<text:span text:style-name="T9">numeric trace ID</text:span>&gt;): &lt;<text:span text:style-name="T11">data-label-info</text:span>&gt;&lt;<text:span text:style-name="T13">data-value</text:span>&gt;</text:p>
      <text:p text:style-name="P1"/>
      <text:p text:style-name="P1"><text:span text:style-name="T3">type</text:span> = S, W or E</text:p>
      <text:p text:style-name="P1"><text:span text:style-name="T5">function-name</text:span> = name of C++ function-name</text:p>
      <text:p text:style-name="P1"><text:span text:style-name="T7">trace-sub-ID </text:span>= numeric identifier for traces within same function, starting at 1</text:p>
      <text:p text:style-name="P1"><text:span text:style-name="T9">numeric trace ID</text:span> = assigned number for this function name, globally unique. Indexes the config table.</text:p>
      <text:p text:style-name="P1"><text:span text:style-name="T11">data-label-info</text:span> = label for acompanying data value, or description of cause of trace message</text:p>
      <text:p text:style-name="P1"><text:span text:style-name="T13">data-v</text:span><text:span text:style-name="T15">a</text:span><text:span text:style-name="T13">lue</text:span> = debug or status data added to the message</text:p>
      <text:p text:style-name="P1"/>
      <text:p text:style-name="P6">example message: <text:s/><text:span text:style-name="T4">E</text:span><text:span text:style-name="T1"> </text:span><text:span text:style-name="T6">functionB</text:span><text:span text:style-name="T1">-</text:span><text:span text:style-name="T8">1</text:span><text:span text:style-name="T1">(</text:span><text:span text:style-name="T10">7</text:span><text:span text:style-name="T1">): </text:span><text:span text:style-name="T12">g_X out of range: </text:span><text:span text:style-name="T14">18.5</text:span></text:p>
      <text:p text:style-name="P1"/>
      <text:p text:style-name="P1">Example <text:span text:style-name="T2">code sequence</text:span>:</text:p>
      <text:p text:style-name="P1"/>
      <text:p text:style-name="P1">void loop()</text:p>
      <text:p text:style-name="P1">{</text:p>
      <text:p text:style-name="P1"><text:s text:c="3"/>functionA(10,20,30)</text:p>
      <text:p text:style-name="P1"><text:s text:c="3"/>functionB(5.7, 7.9, -10.60)</text:p>
      <text:p text:style-name="P1">}</text:p>
      <text:p text:style-name="P1"/>
      <text:p text:style-name="P1"/>
      <text:p text:style-name="P1"><text:soft-page-break/>void functionA(x,y,z)</text:p>
      <text:p text:style-name="P1">{</text:p>
      <text:p text:style-name="P1"><text:s text:c="5"/>trace(“functionA”, 1, ID6, top, status, “Z value= “, Z)</text:p>
      <text:p text:style-name="P1"><text:s text:c="5"/>float r = sqrt(x*x + y*y +z*z)</text:p>
      <text:p text:style-name="P1"><text:s text:c="5"/>trace(“functionA”, 2, ID6, low, status, “R= “,r)</text:p>
      <text:p text:style-name="P1"><text:s text:c="5"/>g_det = B * B – 4 * a * c <text:s text:c="3"/>// from quadratic formula</text:p>
      <text:p text:style-name="P1"><text:s text:c="5"/>if (g_det&lt;0) {trace(“functionA”, 3, ID6, top, error, “negative determinant= “, g_det)}</text:p>
      <text:p text:style-name="P1"><text:s text:c="5"/>return</text:p>
      <text:p text:style-name="P1">}</text:p>
      <text:p text:style-name="P1"/>
      <text:p text:style-name="P1"/>
      <text:p text:style-name="P1">void functionB(hipx, hipy, hipz)</text:p>
      <text:p text:style-name="P1">{</text:p>
      <text:p text:style-name="P1"><text:s text:c="5"/>trace(“functionB”, 1, ID7, top, status, “starting”, hipx)</text:p>
      <text:p text:style-name="P1"><text:s text:c="5"/>g_X = arcsin( hipy/hipx) * g_hfr_width</text:p>
      <text:p text:style-name="P1"><text:s text:c="5"/>if( g_X &gt; maxW || g_X &lt; maxW) </text:p>
      <text:p text:style-name="P1"><text:s text:c="5"/>{</text:p>
      <text:p text:style-name="P1"><text:s text:c="10"/>trace(“functionB, 1, ID7, error, “g_X out of range: “,g_X)</text:p>
      <text:p text:style-name="P1"><text:s text:c="10"/>// recover in some way...</text:p>
      <text:p text:style-name="P1"><text:s text:c="10"/>g_X = 0</text:p>
      <text:p text:style-name="P1"><text:s text:c="5"/>}</text:p>
      <text:p text:style-name="P1"><text:s text:c="5"/>return</text:p>
      <text:p text:style-name="P1">}</text:p>
      <text:p text:style-name="P1"/>
      <text:p text:style-name="P1"/>
      <text:p text:style-name="P1"/>
      <text:p text:style-name="P1"/>
      <text:p text:style-name="P1">Example output on next page.</text:p>
      <text:p text:style-name="P2"/>
      <text:p text:style-name="P1">with this table setup: <text:s text:c="18"/>| you would see traces like this for one loop()</text:p>
      <text:p text:style-name="P1"><text:s text:c="53"/>|</text:p>
      <text:p text:style-name="P1">[1] <text:s/>0 <text:s text:c="3"/>/no global enables <text:s text:c="10"/>| <text:s/>S functionA-1(6): Z value= 30</text:p>
      <text:p text:style-name="P1"><text:s/>... <text:s text:c="48"/>| <text:s/>S functionA-2(6): R= Z value= 37.42</text:p>
      <text:p text:style-name="P1">[6] Bit1 <text:s text:c="39"/>| <text:s text:c="5"/>/ never encountered functionA-3 tracepoint</text:p>
      <text:p text:style-name="P1">[7] <text:s text:c="47"/>|</text:p>
      <text:p text:style-name="P1">______________________________________________________________</text:p>
      <text:p text:style-name="P1"/>
      <text:p text:style-name="P1">with this table setup: <text:s text:c="18"/>| you would see traces like this for one loop()</text:p>
      <text:p text:style-name="P1"><text:s text:c="53"/>|</text:p>
      <text:p text:style-name="P1">[1] <text:s/>Bit1 <text:s text:c="4"/>/all traces enabled <text:s text:c="4"/>| <text:s/>S functionA-1(6): Z value= 30</text:p>
      <text:p text:style-name="P1"><text:s/>... <text:s text:c="48"/>| <text:s/>S functionA-2(6): R= Z value= 37.42</text:p>
      <text:p text:style-name="P1">[6] <text:s/>* <text:s text:c="9"/>/don’t care <text:s text:c="16"/>| <text:s/>E functionB-1(7): g_X out of range: 18.5</text:p>
      <text:p text:style-name="P1">[7] <text:s/>* <text:s text:c="9"/>/don’t care <text:s text:c="16"/>|</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0 <text:s text:c="43"/>| <text:s/></text:p>
      <text:p text:style-name="P1"><text:s/>... <text:s text:c="48"/>| <text:s/></text:p>
      <text:p text:style-name="P1">[6] <text:s/>* <text:s text:c="43"/>| <text:s/>E functionB-1(7): g_X out of range: 18.5</text:p>
      <text:p text:style-name="P1">[7] Bit10 + Bit13 +Bit16 <text:s text:c="12"/>| <text:s text:c="31"/>|</text:p>
      <text:p text:style-name="P1"><text:s/>/top+err, med+err, low+err</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Bit7 <text:s text:c="3"/>/all traces with errors <text:s/>| <text:s/></text:p>
      <text:p text:style-name="P1"><text:s/>... <text:s text:c="48"/>| <text:s/>E functionA-3(6): negative determinant= -87.2242</text:p>
      <text:p text:style-name="P1">[6] <text:s/>* <text:s text:c="8"/>/don’t care <text:s text:c="17"/>| <text:s/>E functionB-1(7): g_X out of range: 18.5</text:p>
      <text:p text:style-name="P1">[7] <text:s/>* <text:s text:c="8"/>/don’t care <text:s text:c="17"/>| </text:p>
      <text:p text:style-name="P1"/>
      <text:p text:style-name="P1"/>
      <text:p text:style-name="P6">Notes:</text:p>
      <text:p text:style-name="P6">- this facility will distort program execution timing because it takes time to generate and transmit the trace message. It would be nice to extend it to allow setting / clearing of a small number of LEDs via a trace command, which can be done very quickly.</text:p>
      <text:p text:style-name="P6">- the requirement to not require any arguments has not been met, and it’s not clear to me how this would be possible. The argument count can be reduced by defining specialized macro’s that essentially pre-populate some of the fields.</text:p>
      <text:p text:style-name="P6">- there’s some implied work to write 2 new MQTT commands:</text:p>
      <text:p text:style-name="P6"><text:s text:c="4"/>- one to write numeric values into the configuration table for on-the-fly trace changes</text:p>
      <text:p text:style-name="P6"><text:s text:c="4"/>- one to display the current configuration table, for convenience</text:p>
      <text:p text:style-name="P6">- there’s some implied work to allow the config table to be set up at compile time with a usable setup.</text:p>
      <text:p text:style-name="P6">- this trace facility isn’t a replacement for the abbreviated print commands like sp2l(a,b) which have a different purpose, primarily in debugging.</text:p>
      <text:p text:style-name="P6">- we could assign bits in the config table to direct individual trace messages to the serial monitor, MQTT, or both, but I’m not sure this is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2-01T19:41:17.964000000</dc:date>
    <meta:editing-duration>PT9H12M40S</meta:editing-duration>
    <meta:editing-cycles>3</meta:editing-cycles>
    <meta:generator>LibreOffice/7.4.4.2$Windows_X86_64 LibreOffice_project/85569322deea74ec9134968a29af2df5663baa21</meta:generator>
    <meta:document-statistic meta:table-count="0" meta:image-count="0" meta:object-count="0" meta:page-count="5" meta:paragraph-count="122" meta:word-count="1212" meta:character-count="8049" meta:non-whitespace-character-count="5873"/>
  </office:meta>
</office:document-meta>
</file>